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90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7.5mm"/>
    </style:style>
    <style:style style:name="co8" style:family="table-column">
      <style:table-column-properties fo:break-before="auto" style:column-width="110.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22.6mm"/>
    </style:style>
    <style:style style:name="co14" style:family="table-column">
      <style:table-column-properties fo:break-before="auto" style:column-width="75.51mm"/>
    </style:style>
    <style:style style:name="co15" style:family="table-column">
      <style:table-column-properties fo:break-before="auto" style:column-width="196.43mm"/>
    </style:style>
    <style:style style:name="co16" style:family="table-column">
      <style:table-column-properties fo:break-before="auto" style:column-width="82.06mm"/>
    </style:style>
    <style:style style:name="co17" style:family="table-column">
      <style:table-column-properties fo:break-before="auto" style:column-width="224.21mm"/>
    </style:style>
    <style:style style:name="co18" style:family="table-column">
      <style:table-column-properties fo:break-before="auto" style:column-width="10mm"/>
    </style:style>
    <style:style style:name="co19" style:family="table-column">
      <style:table-column-properties fo:break-before="auto" style:column-width="30mm"/>
    </style:style>
    <style:style style:name="co20" style:family="table-column">
      <style:table-column-properties fo:break-before="auto" style:column-width="15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47.64mm" fo:break-before="auto" style:use-optimal-row-height="true"/>
    </style:style>
    <style:style style:name="ro4" style:family="table-row">
      <style:table-row-properties style:row-height="39.21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33.69mm" fo:break-before="auto" style:use-optimal-row-height="true"/>
    </style:style>
    <style:style style:name="ro7" style:family="table-row">
      <style:table-row-properties style:row-height="46.06mm" fo:break-before="auto" style:use-optimal-row-height="true"/>
    </style:style>
    <style:style style:name="ro8" style:family="table-row">
      <style:table-row-properties style:row-height="53.69mm" fo:break-before="auto" style:use-optimal-row-height="true"/>
    </style:style>
    <style:style style:name="ro9" style:family="table-row">
      <style:table-row-properties style:row-height="26.32mm" fo:break-before="auto" style:use-optimal-row-height="true"/>
    </style:style>
    <style:style style:name="ro10" style:family="table-row">
      <style:table-row-properties style:row-height="18.68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33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6pt solid #000000" style:rotation-angle="45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7826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66ff66" fo:border="0.06pt solid #000000"/>
    </style:style>
    <style:style style:name="ce12" style:family="table-cell" style:parent-style-name="Default">
      <style:table-cell-properties fo:background-color="#ffcc99"/>
      <style:text-properties style:use-window-font-color="true"/>
    </style:style>
    <style:style style:name="ce1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color="#ce181e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avascript_popmenu.j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eur_de_fichier_div.php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ffichage_donnees.php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arge_donnees_presentation.php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arge_donnees_theme_stylesheet-deco_30_1_div.php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ge_de_commande_update_document.php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thentification_utilisateur.php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i_gestion_des_plugins_p02.php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aitement_commande.php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alyse des fichier de commande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6" table:default-cell-style-name="ce1"/>
        <table:table-column table:style-name="co8" table:default-cell-style-name="Default"/>
        <table:table-row table:style-name="ro2">
          <table:table-cell table:style-name="ce2" office:value-type="string" calcext:value-type="string">
            <text:p>Javascript_popmenu.j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ypeEve == 1 (In <text:s/>et 0 pour out)</text:p>
          </table:table-cell>
          <table:table-cell table:style-name="ce3" office:value-type="string" calcext:value-type="string">
            <text:p>Div ou A (+16)</text:p>
          </table:table-cell>
          <table:table-cell table:style-name="ce3" office:value-type="string" calcext:value-type="string">
            <text:p>Obj.MWM_Dossier == 1</text:p>
          </table:table-cell>
          <table:table-cell table:style-name="ce3" office:value-type="string" calcext:value-type="string">
            <text:p>ObjF.MWM_EtatMenu != 0 (menu ouvert)</text:p>
          </table:table-cell>
          <table:table-cell table:style-name="ce3" office:value-type="string" calcext:value-type="string">
            <text:p>ObjF.MWM_AnimPrevue == 1</text:p>
          </table:table-cell>
          <table:table-cell table:style-name="ce3" office:value-type="string" calcext:value-type="string">
            <text:p>ObjF.MWM_Progression &gt; 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style-name="ce4" table:number-columns-repeated="6"/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style-name="ce4" table:number-columns-repeated="5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style-name="ce4"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table:style-name="ce6" office:value-type="string" calcext:value-type="string">
            <text:p>Changement sens animation du parent (fermeture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style-name="ce4"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style-name="ce4"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 table:style-name="ce4"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style-name="ce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 table:style-name="ce4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4"/>
          <table:table-cell office:value-type="string" calcext:value-type="string">
            <text:p>Nettoyage animation du fils</text:p>
          </table:table-cell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4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3"/>
          <table:table-cell office:value-type="string" calcext:value-type="string">
            <text:p>Nettoyage animation du parent / Changement sens animation du fils (ouverture)</text:p>
          </table:table-cell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Nettoyage animation du parent et du fils</text:p>
          </table:table-cell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ce4"/>
        <table:table-column table:style-name="co9" table:number-columns-repeated="6" table:default-cell-style-name="ce4"/>
        <table:table-column table:style-name="co12" table:default-cell-style-name="ce10"/>
        <table:table-row table:style-name="ro2">
          <table:table-cell table:style-name="ce2" office:value-type="string" calcext:value-type="string">
            <text:p>Selecteur_de_fichier_div.php</text:p>
          </table:table-cell>
          <table:table-cell table:number-columns-repeated="2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3"/>
          <table:table-cell table:style-name="ce1" table:number-columns-repeated="7"/>
          <table:table-cell table:style-name="Default"/>
        </table:table-row>
        <table:table-row table:style-name="ro4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**réserve**</text:p>
          </table:table-cell>
          <table:table-cell table:style-name="ce3" office:value-type="string" calcext:value-type="string">
            <text:p>Different de « . » &amp; « .. »</text:p>
          </table:table-cell>
          <table:table-cell table:style-name="ce3" office:value-type="string" calcext:value-type="string">
            <text:p>Lien symbolique different de cible</text:p>
          </table:table-cell>
          <table:table-cell table:style-name="ce3" office:value-type="string" calcext:value-type="string">
            <text:p>Is_dir</text:p>
          </table:table-cell>
          <table:table-cell table:style-name="ce3" office:value-type="string" calcext:value-type="string">
            <text:p>Mode Répertoire</text:p>
          </table:table-cell>
          <table:table-cell table:style-name="ce3" office:value-type="string" calcext:value-type="string">
            <text:p>Mode Fichier</text:p>
          </table:table-cell>
          <table:table-cell/>
          <table:table-cell office:value-type="string" calcext:value-type="string">
            <text:p>// type</text:p>
            <text:p>1 special</text:p>
            <text:p>2 repertoire</text:p>
            <text:p>3 lien_repertoire</text:p>
            <text:p>4 fichier</text:p>
            <text:p>5 lien_fichier</text:p>
            <text:p>6 lien_cassé</text:p>
            <text:p>// priorité122334</text:p>
            <text:p/>
          </table:table-cell>
          <table:table-cell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Mode de sélection « répertoire »</text:p>
          </table:table-cell>
          <table:table-cell table:style-name="ce3" office:value-type="string" calcext:value-type="string">
            <text:p>Lien symbolique valide</text:p>
          </table:table-cell>
          <table:table-cell table:style-name="ce3" office:value-type="string" calcext:value-type="string">
            <text:p>Est lien symbolique</text:p>
          </table:table-cell>
          <table:table-cell table:style-name="ce3" office:value-type="string" calcext:value-type="string">
            <text:p>Est répertoire</text:p>
          </table:table-cell>
          <table:table-cell table:style-name="ce3" office:value-type="string" calcext:value-type="string">
            <text:p>Est fichi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9"/>
          <table:table-cell table:formula="of:=SUM([.N5:.S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style-name="ce7" table:formula="of:=SUM([.N6:.S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ichier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7:.S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fichier</text:p>
          </table:table-cell>
          <table:table-cell table:number-columns-repeated="2"/>
          <table:table-cell table:formula="of:=SUM([.N8:.S8])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9:.S9])" office:value-type="float" office:value="4" calcext:value-type="float">
            <text:p>4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0:.S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cassé vers fichier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style-name="ce7" table:formula="of:=SUM([.N11:.S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2:.S12])" office:value-type="float" office:value="7" calcext:value-type="float">
            <text:p>7</text:p>
          </table:table-cell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13:.S13])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4:.S14])" office:value-type="float" office:value="9" calcext:value-type="float">
            <text:p>9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5:.S15])" office:value-type="float" office:value="10" calcext:value-type="float">
            <text:p>10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16:.S16])" office:value-type="float" office:value="11" calcext:value-type="float">
            <text:p>11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17:.S17])" office:value-type="float" office:value="12" calcext:value-type="float">
            <text:p>12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7" table:formula="of:=SUM([.N18:.S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ien vers fichier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19:.S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0:.S20])" office:value-type="float" office:value="15" calcext:value-type="float">
            <text:p>15</text:p>
          </table:table-cell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21:.S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2:.S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style-name="ce7" table:formula="of:=SUM([.N23:.S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Répertoire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24:.S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25:.S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6:.S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27:.S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cassé vers répertoire</text:p>
          </table:table-cell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28:.S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29:.S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0:.S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1:.S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2:.S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33:.S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4:.S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Ne sera pas affiché</text:p>
          </table:table-cell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7" table:formula="of:=SUM([.N35:.S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lien vers répertoire</text:p>
          </table:table-cell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6:.S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Impossible</text:p>
          </table:table-cell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8"/>
          <table:table-cell table:formula="of:=SUM([.N37:.S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38:.S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39:.S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0:.S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1:.S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42:.S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3:.S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4:.S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45:.S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6:.S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7:.S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répertoire / Inspection du sous repertoire</text:p>
          </table:table-cell>
          <table:table-cell table:number-columns-repeated="2"/>
          <table:table-cell table:formula="of:=SUM([.N48:.S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49:.S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0:.S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1:.S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2:.S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7"/>
          <table:table-cell table:formula="of:=SUM([.N53:.S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4:.S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Type spécial</text:p>
          </table:table-cell>
          <table:table-cell table:number-columns-repeated="2"/>
          <table:table-cell table:formula="of:=SUM([.N55:.S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ype spécial</text:p>
          </table:table-cell>
          <table:table-cell table:number-columns-repeated="2"/>
          <table:table-cell table:formula="of:=SUM([.N56:.S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57:.S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58:.S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59:.S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0:.S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6"/>
          <table:table-cell table:formula="of:=SUM([.N61:.S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2:.S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3:.S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4:.S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N65:.S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6:.S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N67:.S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N68:.S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3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Affichage_donnees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5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rowspan existe</text:p>
          </table:table-cell>
          <table:table-cell table:style-name="ce3" office:value-type="string" calcext:value-type="string">
            <text:p>colspan exis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cune modification a faire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Modiciation de la chaine pour ajouter le ROWSPA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odiciation de la chaine pour ajouter le COLSPAN + ROWSPAN</text:p>
          </table:table-cell>
        </table:table-row>
      </table:table>
      <table:table table:name="4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charge_donnees_presentation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3"/>
          <table:table-cell table:style-name="ce3" office:value-type="string" calcext:value-type="string">
            <text:p>$presentation_selection != 0</text:p>
          </table:table-cell>
          <table:table-cell table:style-name="ce3" office:value-type="string" calcext:value-type="string">
            <text:p>isset($user['pres_id'])</text:p>
          </table:table-cell>
          <table:table-cell table:style-name="ce3" office:value-type="string" calcext:value-type="string">
            <text:p>Valeur par défau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0" calcext:value-type="float">
            <text:p>1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par défaut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100" calcext:value-type="float">
            <text:p>10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110" calcext:value-type="float">
            <text:p>110</text:p>
          </table:table-cell>
          <table:table-cell table:number-columns-repeated="4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s en compte la préférence exprimée de l'utilisateur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1000" calcext:value-type="float">
            <text:p>10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1010" calcext:value-type="float">
            <text:p>10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demandée par le si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1100" calcext:value-type="float">
            <text:p>110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office:value-type="string" calcext:value-type="string">
            <text:p>N'est jamais utilisé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1110" calcext:value-type="float">
            <text:p>1110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rend la présentation thème demandée par le site</text:p>
          </table:table-cell>
        </table:table-row>
      </table:table>
      <table:table table:name="5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Default"/>
        <table:table-column table:style-name="co5" table:number-columns-repeated="1014" table:default-cell-style-name="Default"/>
        <table:table-row table:style-name="ro2">
          <table:table-cell table:style-name="ce2" office:value-type="string" calcext:value-type="string">
            <text:p>charge_donnees_theme_stylesheet-deco_30_1_div.php</text:p>
          </table:table-cell>
          <table:table-cell table:style-name="ce2" table:number-columns-repeated="1023"/>
        </table:table-row>
        <table:table-row table:style-name="ro1">
          <table:table-cell table:number-columns-repeated="3"/>
          <table:table-cell table:style-name="ce1" table:number-columns-repeated="6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strlen($p['deco_background_url']) != 0</text:p>
          </table:table-cell>
          <table:table-cell table:style-name="ce3" office:value-type="string" calcext:value-type="string">
            <text:p>strlen($p['deco_background_color']) != 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a couleur au fond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ssigne l'image de fond du sit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ssigne l'image de fond du site</text:p>
          </table:table-cell>
          <table:table-cell table:number-columns-repeated="1014"/>
        </table:table-row>
      </table:table>
      <table:table table:name="7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4" table:default-cell-style-name="ce12"/>
        <table:table-column table:style-name="co15" table:default-cell-style-name="Default"/>
        <table:table-row table:style-name="ro2">
          <table:table-cell table:style-name="ce2" office:value-type="string" calcext:value-type="string">
            <text:p>Authentification_utilisateur.php</text:p>
          </table:table-cell>
          <table:table-cell table:number-columns-repeated="2"/>
          <table:table-cell table:style-name="ce1" table:number-columns-repeated="6"/>
          <table:table-cell table:style-name="Default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Login correct</text:p>
          </table:table-cell>
          <table:table-cell table:style-name="ce3" office:value-type="string" calcext:value-type="string">
            <text:p>Login incorect</text:p>
          </table:table-cell>
          <table:table-cell table:style-name="ce3" office:value-type="string" calcext:value-type="string">
            <text:p>$_REQUEST['mod_auth_demande_connexion']</text:p>
          </table:table-cell>
          <table:table-cell table:style-name="ce3" office:value-type="string" calcext:value-type="string">
            <text:p>isset($_REQUEST['da_user_pass'])</text:p>
          </table:table-cell>
          <table:table-cell table:style-name="ce3" office:value-type="string" calcext:value-type="string">
            <text:p><text:s/>isset($_REQUEST['da_user_login'])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Default" office:value-type="string" calcext:value-type="string">
            <text:p>$pv['auth_challenge'] = "session";</text:p>
          </table:table-cell>
          <table:table-cell/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 office:value-type="string" calcext:value-type="string">
            <text:p>$pv['auth_challenge'] = "form";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initialisation des identifiants</text:p>
          </table:table-cell>
          <table:table-cell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initialisation des identifiants</text:p>
          </table:table-cell>
          <table:table-cell/>
        </table:table-row>
      </table:table>
      <table:table table:name="8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6" table:default-cell-style-name="Default"/>
        <table:table-row table:style-name="ro2">
          <table:table-cell table:style-name="ce2" office:value-type="string" calcext:value-type="string">
            <text:p>uni_gestion_des_plugins_p02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9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4"/>
          <table:table-cell table:style-name="ce3" office:value-type="string" calcext:value-type="string">
            <text:p>$pv['compte_err'] != 0</text:p>
          </table:table-cell>
          <table:table-cell table:style-name="ce3" office:value-type="string" calcext:value-type="string">
            <text:p>$pv['compte_ok'] != 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Echec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rreur</text:p>
          </table:table-cell>
        </table:table-row>
      </table:table>
      <table:table table:name="6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7" table:default-cell-style-name="Default"/>
        <table:table-row table:style-name="ro2">
          <table:table-cell table:style-name="ce2" office:value-type="string" calcext:value-type="string">
            <text:p>forge_de_commande_update_document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0">
          <table:table-cell table:number-columns-repeated="2"/>
          <table:table-cell office:value-type="string" calcext:value-type="string">
            <text:p>Somme</text:p>
          </table:table-cell>
          <table:table-cell table:style-name="ce3" office:value-type="string" calcext:value-type="string">
            <text:p>Trouve « \n »</text:p>
          </table:table-cell>
          <table:table-cell table:style-name="ce3" office:value-type="string" calcext:value-type="string">
            <text:p>Trouve « */ »</text:p>
          </table:table-cell>
          <table:table-cell table:style-name="ce3" office:value-type="string" calcext:value-type="string">
            <text:p>Trouve « /* »</text:p>
          </table:table-cell>
          <table:table-cell table:style-name="ce3" office:value-type="string" calcext:value-type="string">
            <text:p>Trouve « // »</text:p>
          </table:table-cell>
          <table:table-cell table:style-name="ce3" office:value-type="string" calcext:value-type="string">
            <text:p>$pv['acm_cm']</text:p>
          </table:table-cell>
          <table:table-cell table:style-name="ce3" office:value-type="string" calcext:value-type="string">
            <text:p>$pv['acm_c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segment en cours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« // » Trouvé ; on passe en mode Commentaire Simple ($pv['acm_cs']=1)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« /* » Trouvé ; on passe en mode Commentaire Multiligne ($pv['acm_cm']=1)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le commentaire si demandé et passe à la suite. PD= key. PF=key+2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2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« */ » Trouvé ; on passe en mode normal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7:.I37])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38:.I38])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« \n » Trouvé ; on passe en mode normal (on était en commentaire simple). Recopie le commentaire si demandé et passe à la suite. PD=PF</text:p>
          </table:table-cell>
        </table:table-row>
        <table:table-row table:style-name="ro1">
          <table:table-cell table:number-columns-repeated="2"/>
          <table:table-cell table:formula="of:=SUM([.D39:.I39])" office:value-type="float" office:value="34" calcext:value-type="float">
            <text:p>3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2. Recopie le contenu et passe à la suite. PD=PF</text:p>
          </table:table-cell>
        </table:table-row>
        <table:table-row table:style-name="ro1">
          <table:table-cell table:number-columns-repeated="2"/>
          <table:table-cell table:formula="of:=SUM([.D40:.I40])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1:.I41])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42:.I42])" office:value-type="float" office:value="37" calcext:value-type="float">
            <text:p>37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3:.I43])" office:value-type="float" office:value="38" calcext:value-type="float">
            <text:p>3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4:.I44])" office:value-type="float" office:value="39" calcext:value-type="float">
            <text:p>39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5:.I45])" office:value-type="float" office:value="40" calcext:value-type="float">
            <text:p>40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46:.I46])" office:value-type="float" office:value="41" calcext:value-type="float">
            <text:p>41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7:.I47])" office:value-type="float" office:value="42" calcext:value-type="float">
            <text:p>42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48:.I48])" office:value-type="float" office:value="43" calcext:value-type="float">
            <text:p>43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49:.I49])" office:value-type="float" office:value="44" calcext:value-type="float">
            <text:p>44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0:.I50])" office:value-type="float" office:value="45" calcext:value-type="float">
            <text:p>45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1:.I51])" office:value-type="float" office:value="46" calcext:value-type="float">
            <text:p>46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2:.I52])" office:value-type="float" office:value="47" calcext:value-type="float">
            <text:p>47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3:.I53])" office:value-type="float" office:value="48" calcext:value-type="float">
            <text:p>4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54:.I54])" office:value-type="float" office:value="49" calcext:value-type="float">
            <text:p>4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5:.I55])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56:.I56])" office:value-type="float" office:value="51" calcext:value-type="float">
            <text:p>5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7:.I57])" office:value-type="float" office:value="52" calcext:value-type="float">
            <text:p>5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58:.I58])" office:value-type="float" office:value="53" calcext:value-type="float">
            <text:p>5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9:.I59])" office:value-type="float" office:value="54" calcext:value-type="float">
            <text:p>5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0:.I60])" office:value-type="float" office:value="55" calcext:value-type="float">
            <text:p>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1:.I61])" office:value-type="float" office:value="56" calcext:value-type="float">
            <text:p>5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62:.I62])" office:value-type="float" office:value="57" calcext:value-type="float">
            <text:p>5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3:.I63])" office:value-type="float" office:value="58" calcext:value-type="float">
            <text:p>5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4:.I64])" office:value-type="float" office:value="59" calcext:value-type="float">
            <text:p>5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5:.I65])" office:value-type="float" office:value="60" calcext:value-type="float">
            <text:p>6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66:.I66])" office:value-type="float" office:value="61" calcext:value-type="float">
            <text:p>6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67:.I67])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68:.I68])" office:value-type="float" office:value="63" calcext:value-type="float">
            <text:p>6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9" table:style-name="ta1">
        <table:table-column table:style-name="co5" table:number-columns-repeated="2" table:default-cell-style-name="Default"/>
        <table:table-column table:style-name="co6" table:default-cell-style-name="ce1"/>
        <table:table-column table:style-name="co9" table:number-columns-repeated="6" table:default-cell-style-name="ce4"/>
        <table:table-column table:style-name="co10" table:default-cell-style-name="Default"/>
        <table:table-row table:style-name="ro2">
          <table:table-cell table:style-name="ce2" office:value-type="string" calcext:value-type="string">
            <text:p>traitement_commande.php</text:p>
          </table:table-cell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table:number-columns-repeated="3"/>
          <table:table-cell table:style-name="ce1" table:number-columns-repeated="6"/>
          <table:table-cell/>
        </table:table-row>
        <table:table-row table:style-name="ro11">
          <table:table-cell table:number-columns-repeated="2"/>
          <table:table-cell office:value-type="string" calcext:value-type="string">
            <text:p>Somme</text:p>
          </table:table-cell>
          <table:table-cell table:style-name="ce3"/>
          <table:table-cell table:style-name="ce3" office:value-type="string" calcext:value-type="string">
            <text:p>N'a pas trouvé « ; »</text:p>
          </table:table-cell>
          <table:table-cell table:style-name="ce3" office:value-type="string" calcext:value-type="string">
            <text:p>N'a pas trouvé « '' »</text:p>
          </table:table-cell>
          <table:table-cell table:style-name="ce3" office:value-type="string" calcext:value-type="string">
            <text:p>N'a pas trouvé « ' »</text:p>
          </table:table-cell>
          <table:table-cell table:style-name="ce3" office:value-type="string" calcext:value-type="string">
            <text:p>$pv['acm_gd']</text:p>
          </table:table-cell>
          <table:table-cell table:style-name="ce3" office:value-type="string" calcext:value-type="string">
            <text:p>$pv['acm_gs']</text:p>
          </table:table-cell>
          <table:table-cell table:style-name="ce1" office:value-type="string" calcext:value-type="string">
            <text:p>Pointeur Début = PD</text:p>
            <text:p><text:span text:style-name="T1">Pointeur Fin = PF</text:span>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copie du contenu ; PD=PF=ril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NOT de $pv['acm_gs']. PF=Key+1. Recopie du contenu ; PD=PF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NOT de $pv['acm_gd']. PF=Key+1. Recopie du contenu ; PD=PF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PF=key. Recopie le contenu. Teste si fin de commande. PF+1. PD=PF</text:p>
          </table:table-cell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PF=key+1</text:p>
          </table:table-cell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table table:name="10" table:style-name="ta1">
        <table:table-column table:style-name="co5" table:default-cell-style-name="Default"/>
        <table:table-column table:style-name="co18" table:default-cell-style-name="Default"/>
        <table:table-column table:style-name="co19" table:number-columns-repeated="9" table:default-cell-style-name="Default"/>
        <table:table-row table:style-name="ro1">
          <table:table-cell table:number-columns-repeated="11"/>
        </table:table-row>
        <table:table-row table:style-name="ro12">
          <table:table-cell/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3">
          <table:table-cell/>
          <table:table-cell table:style-name="ce14"/>
          <table:table-cell table:style-name="ce15" office:value-type="string" calcext:value-type="string">
            <text:p>Motif</text:p>
          </table:table-cell>
          <table:table-cell table:style-name="ce15" office:value-type="string" calcext:value-type="string">
            <text:p>//</text:p>
          </table:table-cell>
          <table:table-cell table:style-name="ce15" office:value-type="string" calcext:value-type="string">
            <text:p>\n</text:p>
          </table:table-cell>
          <table:table-cell table:style-name="ce15" office:value-type="string" calcext:value-type="string">
            <text:p>/*</text:p>
          </table:table-cell>
          <table:table-cell table:style-name="ce15" office:value-type="string" calcext:value-type="string">
            <text:p>*/</text:p>
          </table:table-cell>
          <table:table-cell table:style-name="ce15" office:value-type="string" calcext:value-type="string">
            <text:p>quote</text:p>
          </table:table-cell>
          <table:table-cell table:style-name="ce15" office:value-type="string" calcext:value-type="string">
            <text:p>D quote</text:p>
          </table:table-cell>
          <table:table-cell table:style-name="ce15" office:value-type="string" calcext:value-type="string">
            <text:p>;</text:p>
          </table:table-cell>
          <table:table-cell table:style-name="ce15" office:value-type="string" calcext:value-type="string">
            <text:p>EOF</text:p>
          </table:table-cell>
        </table:table-row>
        <table:table-row table:style-name="ro13">
          <table:table-cell table:style-name="ce13" office:value-type="string" calcext:value-type="string" table:number-columns-spanned="1" table:number-rows-spanned="5">
            <text:p>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string" calcext:value-type="string">
            <text:p>Mode initial</text:p>
          </table:table-cell>
          <table:table-cell table:style-name="ce14" office:value-type="string" calcext:value-type="string">
            <text:p>Décalre le mode </text:p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commentaire </text:p>
            <text:p>Multiligne</text:p>
          </table:table-cell>
          <table:table-cell table:style-name="ce14" office:value-type="string" calcext:value-type="string">
            <text:p>Erreur</text:p>
          </table:table-cell>
          <table:table-cell table:style-name="ce14" office:value-type="string" calcext:value-type="string">
            <text:p>Décalre le mode </text:p>
            <text:p>Citation1</text:p>
          </table:table-cell>
          <table:table-cell table:style-name="ce14" office:value-type="string" calcext:value-type="string">
            <text:p>Décalre le mode </text:p>
            <text:p>Citation2</text:p>
          </table:table-cell>
          <table:table-cell table:style-name="ce14" office:value-type="string" calcext:value-type="string">
            <text:p>Routine fin </text:p>
            <text:p>De commande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ommentaire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Déclare le mode</text:p>
            <text:p>Itnital. Modifie </text:p>
            <text:p>Les pointeurs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Commentaire </text:p>
            <text:p>Multiligne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Décalre le mode </text:p>
            <text:p>Itnital. Modifie </text:p>
            <text:p>Les pointeurs</text:p>
          </table:table-cell>
          <table:table-cell table:number-columns-repeated="3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Citation1</text:p>
          </table:table-cell>
          <table:table-cell table:number-columns-repeated="4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number-columns-repeated="2"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3">
          <table:covered-table-cell/>
          <table:table-cell table:style-name="ce14" office:value-type="float" office:value="4" calcext:value-type="float">
            <text:p>4</text:p>
          </table:table-cell>
          <table:table-cell table:style-name="ce15" office:value-type="string" calcext:value-type="string">
            <text:p>Citation2</text:p>
          </table:table-cell>
          <table:table-cell table:number-columns-repeated="5" table:style-name="ce14" office:value-type="string" calcext:value-type="string">
            <text:p>RAS</text:p>
          </table:table-cell>
          <table:table-cell table:style-name="ce14" office:value-type="string" calcext:value-type="string">
            <text:p>Fin de citation</text:p>
          </table:table-cell>
          <table:table-cell table:style-name="ce14" office:value-type="string" calcext:value-type="string">
            <text:p>RAS</text:p>
          </table:table-cell>
          <table:table-cell table:style-name="ce14" office:value-type="string" calcext:value-type="string">
            <text:p>Routine de fin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fin de commande</text:p>
          </table:table-cell>
          <table:table-cell table:number-columns-repeated="9"/>
        </table:table-row>
        <table:table-row table:style-name="ro14">
          <table:table-cell/>
          <table:table-cell office:value-type="string" calcext:value-type="string">
            <text:p>Stocke dans le tableau la commande </text:p>
            <text:p>sans les commentaires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*Routine de fin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Analyse de l'expression restante.</text:p>
            <text:p>Si rien → fin d'analyse</text:p>
            <text:p>Si qqchose → erreur « ; » manquant</text:p>
          </table:table-cell>
          <table:table-cell table:number-columns-repeated="9"/>
        </table:table-row>
      </table:table>
      <table:table table:name="11" table:style-name="ta1">
        <table:table-column table:style-name="co5" table:number-columns-repeated="2" table:default-cell-style-name="Default"/>
        <table:table-column table:style-name="co18" table:default-cell-style-name="ce1"/>
        <table:table-column table:style-name="co18" table:number-columns-repeated="6" table:default-cell-style-name="ce4"/>
        <table:table-column table:style-name="co20" table:default-cell-style-name="Default"/>
        <table:table-row table:style-name="ro2">
          <table:table-cell table:style-name="ce2" office:value-type="string" calcext:value-type="string">
            <text:p>Processus authentification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6">
          <table:table-cell table:number-columns-repeated="2"/>
          <table:table-cell office:value-type="string" calcext:value-type="string">
            <text:p>Somme</text:p>
          </table:table-cell>
          <table:table-cell table:style-name="ce3" table:number-columns-repeated="2"/>
          <table:table-cell table:style-name="ce3" office:value-type="string" calcext:value-type="string">
            <text:p>Disconnection form posted</text:p>
          </table:table-cell>
          <table:table-cell table:style-name="ce3" office:value-type="string" calcext:value-type="string">
            <text:p>Authentification form posted</text:p>
          </table:table-cell>
          <table:table-cell table:style-name="ce3" office:value-type="string" calcext:value-type="string">
            <text:p>URI sw=x</text:p>
          </table:table-cell>
          <table:table-cell table:style-name="ce3" office:value-type="string" calcext:value-type="string">
            <text:p>Active Session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5:.I5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set session (anonymous user)</text:p>
          </table:table-cell>
        </table:table-row>
        <table:table-row table:style-name="ro1">
          <table:table-cell table:number-columns-repeated="2"/>
          <table:table-cell table:formula="of:=SUM([.D6:.I6])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ontrôle session, Authentification mode = session</text:p>
          </table:table-cell>
        </table:table-row>
        <table:table-row table:style-name="ro1">
          <table:table-cell table:number-columns-repeated="2"/>
          <table:table-cell table:formula="of:=SUM([.D7:.I7])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8:.I8])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</text:p>
          </table:table-cell>
        </table:table-row>
        <table:table-row table:style-name="ro1">
          <table:table-cell table:number-columns-repeated="2"/>
          <table:table-cell table:formula="of:=SUM([.D9:.I9])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0:.I10])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1" office:value-type="string" calcext:value-type="string">
            <text:p>si form alors SW existe</text:p>
          </table:table-cell>
        </table:table-row>
        <table:table-row table:style-name="ro1">
          <table:table-cell table:number-columns-repeated="2"/>
          <table:table-cell table:formula="of:=SUM([.D11:.I11])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2:.I12])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mode = form</text:p>
          </table:table-cell>
        </table:table-row>
        <table:table-row table:style-name="ro1">
          <table:table-cell table:number-columns-repeated="2"/>
          <table:table-cell table:formula="of:=SUM([.D13:.I13])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4:.I14])" office:value-type="float" office:value="9" calcext:value-type="float">
            <text:p>9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5:.I15])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6:.I16])" office:value-type="float" office:value="11" calcext:value-type="float">
            <text:p>1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7:.I17])" office:value-type="float" office:value="12" calcext:value-type="float">
            <text:p>12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8:.I18])" office:value-type="float" office:value="13" calcext:value-type="float">
            <text:p>13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19:.I19])" office:value-type="float" office:value="14" calcext:value-type="float">
            <text:p>1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0:.I20])" office:value-type="float" office:value="15" calcext:value-type="float">
            <text:p>15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set session (anonymous user), Garde sw=URI sw dans session, Authentification action = disconnect</text:p>
          </table:table-cell>
        </table:table-row>
        <table:table-row table:style-name="ro1">
          <table:table-cell table:number-columns-repeated="2"/>
          <table:table-cell table:formula="of:=SUM([.D21:.I21])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22:.I22])" office:value-type="float" office:value="17" calcext:value-type="float">
            <text:p>1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3:.I23])" office:value-type="float" office:value="18" calcext:value-type="float">
            <text:p>1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4:.I24])" office:value-type="float" office:value="19" calcext:value-type="float">
            <text:p>1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5:.I25])" office:value-type="float" office:value="20" calcext:value-type="float">
            <text:p>2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26:.I26])" office:value-type="float" office:value="21" calcext:value-type="float">
            <text:p>2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7:.I27])" office:value-type="float" office:value="22" calcext:value-type="float">
            <text:p>22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28:.I28])" office:value-type="float" office:value="23" calcext:value-type="float">
            <text:p>23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29:.I29])" office:value-type="float" office:value="24" calcext:value-type="float">
            <text:p>24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D30:.I30])" office:value-type="float" office:value="25" calcext:value-type="float">
            <text:p>25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1:.I31])" office:value-type="float" office:value="26" calcext:value-type="float">
            <text:p>2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2:.I32])" office:value-type="float" office:value="27" calcext:value-type="float">
            <text:p>2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3:.I33])" office:value-type="float" office:value="28" calcext:value-type="float">
            <text:p>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D34:.I34])" office:value-type="float" office:value="29" calcext:value-type="float">
            <text:p>29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D35:.I35])" office:value-type="float" office:value="30" calcext:value-type="float">
            <text:p>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D36:.I36])" office:value-type="float" office:value="31" calcext:value-type="float">
            <text:p>31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1:37:44.709682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0:11:48.935543207</meta:creation-date>
    <dc:date>2020-09-16T21:15:35.369908278</dc:date>
    <meta:editing-duration>PT14H18M6S</meta:editing-duration>
    <meta:editing-cycles>37</meta:editing-cycles>
    <meta:generator>LibreOffice/6.1.5.2$Linux_X86_64 LibreOffice_project/10$Build-2</meta:generator>
    <meta:document-statistic meta:table-count="12" meta:cell-count="1776" meta:object-count="0"/>
  </office:meta>
</office:document-meta>
</file>